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929cm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385cm" fo:min-width="2.929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385cm" fo:min-width="0.89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909cm" fo:min-width="4.45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385cm" fo:min-width="1.532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274cm" fo:min-width="6.485cm"/>
    </style:style>
    <style:style style:name="gr8" style:family="graphic" style:parent-style-name="standard">
      <style:graphic-properties draw:stroke="none" draw:stroke-dash="Fine_20_Dashed" svg:stroke-color="#000000" draw:fill="none" draw:textarea-horizontal-align="justify" draw:textarea-vertical-align="middle" draw:auto-grow-height="false" fo:min-height="0.385cm" fo:min-width="2.929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5cm" fo:min-width="1.532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3.179cm" fo:min-width="11.05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929cm"/>
    </style:style>
    <style:style style:name="gr1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385cm" fo:min-width="2.929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.274cm" fo:min-width="4.453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385cm" fo:min-width="2.04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.274cm" fo:min-width="3.183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6.989cm" fo:min-width="13.59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6.1cm" fo:min-width="2.929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385cm" fo:min-width="3.945cm"/>
    </style:style>
    <style:style style:name="P1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  <style:text-properties style:font-name="Times New Roman"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9" style:family="paragraph">
      <style:paragraph-properties fo:text-align="end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905cm" svg:x="14.716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14.716cm" svg:y="7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8.145cm" svg:y="6.842cm">
          <text:p text:style-name="P2"><text:span text:style-name="T1">d-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8.145cm" svg:y="8.112cm">
          <text:p text:style-name="P2"><text:span text:style-name="T1">p-wor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53cm" svg:height="2.159cm" svg:x="14.589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29cm" svg:height="1.27cm" svg:x="8.493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8.493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1.922cm" svg:y="10.271cm">
          <text:p text:style-name="P4"><text:span text:style-name="T1">length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032cm" svg:height="0.635cm" svg:x="13.192cm" svg:y="10.906cm">
          <text:p text:style-name="P2"><text:span text:style-name="T1">“</text:span><text:span text:style-name="T1">Example”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985cm" svg:height="1.524cm" svg:x="8.366cm" svg:y="10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8.493cm" svg:y="10.271cm">
          <text:p text:style-name="P5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2.032cm" svg:height="0.635cm" svg:x="9.382cm" svg:y="10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1.414cm" svg:y1="11.223cm" svg:x2="13.192cm" svg:y2="11.223cm" draw:start-shape="id1" draw:start-glue-point="1" draw:end-shape="id2" draw:end-glue-point="3" svg:d="M11414 11223h1778" svg:viewBox="0 0 1779 1">
          <text:p/>
        </draw:connector>
        <draw:custom-shape draw:style-name="gr5" draw:text-style-name="P1" draw:layer="layout" svg:width="3.429cm" svg:height="1.27cm" svg:x="7.858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7.858cm" svg:y="14.5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557cm" svg:height="3.429cm" svg:x="7.731cm" svg:y="13.8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7.858cm" svg:y="13.954cm">
          <text:p text:style-name="P5"><text:span text:style-name="T1">np <text:s text:c="15"/>st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2.032cm" svg:height="0.635cm" svg:x="8.747cm" svg:y="14.589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0.779cm" svg:y1="14.906cm" svg:x2="12.557cm" svg:y2="14.906cm" draw:start-shape="id3" draw:start-glue-point="1" svg:d="M10779 14906h1778" svg:viewBox="0 0 1779 1">
          <text:p/>
        </draw:connector>
        <draw:custom-shape draw:style-name="gr12" draw:text-style-name="P1" draw:layer="layout" svg:width="3.429cm" svg:height="2.54cm" svg:x="12.557cm" svg:y="14.5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29cm" svg:height="0.635cm" svg:x="12.557cm" svg:y="15.224cm">
          <text:p text:style-name="P5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5.986cm" svg:y="15.224cm">
          <text:p text:style-name="P4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12.557cm" svg:y="16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5.986cm" svg:y="15.859cm">
          <text:p text:style-name="P4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032cm" svg:height="0.635cm" svg:x="17.256cm" svg:y="16.494cm">
          <text:p text:style-name="P2"><text:span text:style-name="T1">“</text:span><text:span text:style-name="T1">Example”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12.557cm" svg:y="15.859cm">
          <text:p text:style-name="P5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2.032cm" svg:height="0.635cm" svg:x="13.446cm" svg:y="16.49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5.478cm" svg:y1="16.811cm" svg:x2="17.256cm" svg:y2="16.811cm" draw:start-shape="id4" draw:start-glue-point="1" draw:end-shape="id5" draw:end-glue-point="3" svg:d="M15478 16811h1778" svg:viewBox="0 0 1779 1">
          <text:p/>
        </draw:connector>
        <draw:custom-shape draw:style-name="gr8" draw:text-style-name="P6" draw:layer="layout" svg:width="3.429cm" svg:height="0.635cm" svg:x="12.557cm" svg:y="14.589cm">
          <text:p text:style-name="P5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29cm" svg:height="1.27cm" svg:x="8.49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8.493cm" svg:y="7.7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1.922cm" svg:y="7.096cm">
          <text:p text:style-name="P2"><text:span text:style-name="T1">d-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1.922cm" svg:y="7.731cm">
          <text:p text:style-name="P2"><text:span text:style-name="T1">v-word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953cm" svg:height="1.524cm" svg:x="8.366cm" svg:y="6.9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0.635cm" svg:x="18.145cm" svg:y="7.477cm">
          <text:p text:style-name="P2"><text:span text:style-name="T1">v-word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29cm" svg:height="1.27cm" svg:x="16.494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16.494cm" svg:y="10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16.494cm" svg:y="10.271cm">
          <text:p text:style-name="P5"><text:span text:style-name="T1">n <text:s text:c="19"/>null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0.635cm" svg:x="17.383cm" svg:y="10.90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683cm" svg:height="1.524cm" svg:x="16.367cm" svg:y="10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29cm" svg:height="1.27cm" svg:x="4.429cm" svg:y="18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4.429cm" svg:y="19.1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4.097cm" svg:height="7.239cm" svg:x="4.302cm" svg:y="18.3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4.429cm" svg:y="18.526cm">
          <text:p text:style-name="P5"><text:span text:style-name="T1">np <text:s text:c="14"/>recor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2.032cm" svg:height="0.635cm" svg:x="5.318cm" svg:y="19.161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7.35cm" svg:y1="19.478cm" svg:x2="9.128cm" svg:y2="19.478cm" draw:start-shape="id6" draw:start-glue-point="1" svg:d="M7350 19478h1778" svg:viewBox="0 0 1779 1">
          <text:p/>
        </draw:connector>
        <draw:custom-shape draw:style-name="gr18" draw:text-style-name="P1" draw:layer="layout" svg:width="3.429cm" svg:height="6.35cm" svg:x="9.128cm" svg:y="19.1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429cm" svg:height="0.635cm" svg:x="9.128cm" svg:y="19.796cm">
          <text:p text:style-name="P5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19.796cm">
          <text:p text:style-name="P4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9.128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20.431cm">
          <text:p text:style-name="P4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8" draw:id="id8" draw:layer="layout" svg:width="4.445cm" svg:height="0.635cm" svg:x="13.827cm" svg:y="21.066cm">
          <text:p text:style-name="P4"><text:span text:style-name="T1">record-constructor block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9.128cm" svg:y="20.431cm">
          <text:p text:style-name="P5"><text:span text:style-name="T1">np <text:s text:c="17"/>pro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032cm" svg:height="0.635cm" svg:x="10.017cm" svg:y="21.06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049cm" svg:y1="21.383cm" svg:x2="13.827cm" svg:y2="21.383cm" draw:start-shape="id7" draw:start-glue-point="1" draw:end-shape="id8" draw:end-glue-point="3" svg:d="M12049 21383h1778" svg:viewBox="0 0 1779 1">
          <text:p/>
        </draw:connector>
        <draw:custom-shape draw:style-name="gr8" draw:text-style-name="P6" draw:layer="layout" svg:width="3.429cm" svg:height="0.635cm" svg:x="9.128cm" svg:y="19.161cm">
          <text:p text:style-name="P5"><text:span text:style-name="T1">recor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19.161cm">
          <text:p text:style-name="P4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635cm" svg:x="9.128cm" svg:y="22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21.701cm">
          <text:p text:style-name="P4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0" draw:id="id10" draw:layer="layout" svg:width="4.445cm" svg:height="0.635cm" svg:x="13.827cm" svg:y="22.336cm">
          <text:p text:style-name="P4"><text:span text:style-name="T1">“</text:span><text:span text:style-name="T1">chair”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9.128cm" svg:y="21.701cm">
          <text:p text:style-name="P5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2.032cm" svg:height="0.635cm" svg:x="10.017cm" svg:y="22.33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049cm" svg:y1="22.653cm" svg:x2="13.827cm" svg:y2="22.653cm" draw:start-shape="id9" draw:start-glue-point="1" draw:end-shape="id10" draw:end-glue-point="3" svg:d="M12049 22653h1778" svg:viewBox="0 0 1779 1">
          <text:p/>
        </draw:connector>
        <draw:custom-shape draw:style-name="gr2" draw:text-style-name="P1" draw:layer="layout" svg:width="3.429cm" svg:height="0.635cm" svg:x="9.128cm" svg:y="23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22.971cm">
          <text:p text:style-name="P4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2" draw:id="id12" draw:layer="layout" svg:width="4.445cm" svg:height="0.635cm" svg:x="13.827cm" svg:y="23.606cm">
          <text:p text:style-name="P4"><text:span text:style-name="T1">“</text:span><text:span text:style-name="T1">noun”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9.128cm" svg:y="22.971cm">
          <text:p text:style-name="P5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2.032cm" svg:height="0.635cm" svg:x="10.017cm" svg:y="23.60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049cm" svg:y1="23.923cm" svg:x2="13.827cm" svg:y2="23.923cm" draw:start-shape="id11" draw:start-glue-point="1" draw:end-shape="id12" draw:end-glue-point="3" svg:d="M12049 23923h1778" svg:viewBox="0 0 1779 1">
          <text:p/>
        </draw:connector>
        <draw:custom-shape draw:style-name="gr2" draw:text-style-name="P1" draw:layer="layout" svg:width="3.429cm" svg:height="0.635cm" svg:x="9.128cm" svg:y="24.8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397cm" svg:height="0.635cm" svg:x="12.557cm" svg:y="24.241cm">
          <text:p text:style-name="P4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29cm" svg:height="0.635cm" svg:x="9.128cm" svg:y="24.241cm">
          <text:p text:style-name="P5"><text:span text:style-name="T1">n <text:s text:c="16"/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0.635cm" svg:x="10.017cm" svg:y="24.876cm">
          <text:p text:style-name="P9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hn Goettsche</meta:initial-creator>
    <meta:creation-date>2020-06-23T15:11:43.141000000</meta:creation-date>
    <meta:generator>LibreOffice/6.3.2.2$Windows_X86_64 LibreOffice_project/98b30e735bda24bc04ab42594c85f7fd8be07b9c</meta:generator>
    <dc:date>2020-06-26T23:43:21.158000000</dc:date>
    <dc:creator>John Goettsche</dc:creator>
    <meta:editing-duration>PT2H48M6S</meta:editing-duration>
    <meta:editing-cycles>8</meta:editing-cycles>
    <meta:document-statistic meta:object-count="73"/>
  </office:meta>
</office:document-meta>
</file>